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1.16   |   <text:a xlink:type="simple" xlink:href="http://palinfo.habago.org/Entry?Command=Information_PrintForum#FORUM40407"><text:span text:style-name="T1">#</text:span></text:a></text:p>
      <text:p text:style-name="P2">男老鼠會唱情歌</text:p>
      <text:p text:style-name="P2">來源：人間福報</text:p>
      <text:p text:style-name="P2">日期：2005. 11.</text:p>
      <text:p text:style-name="P2">啟承提供</text:p>
      <text:p text:style-name="P2"/>
      <text:p text:style-name="P2">老鼠唱情歌 樂章像鳥鳴</text:p>
      <text:p text:style-name="P2">人間福報 ｜2005.11.03</text:p>
      <text:p text:style-name="P2"/>
      <text:p text:style-name="P2">【本報綜合外電報導】鳥類可能是動物世界最出名的歌星，但是聖路易華盛頓大學的研究人員發現，─隻公老鼠也會對異性唱歌。</text:p>
      <text:p text:style-name="P2"/>
      <text:p text:style-name="P2"><text:s text:c="2"/>科學家在數十年前就知道當公鼠嗅出母鼠的氣味時，會發出人類聽不見的高頻聲音，當時推測是用來求偶，但現在發現可能更複雜、有趣。這項發現已刊登在一日網路版「科學生物公共圖書館」期刊上。</text:p>
      <text:p text:style-name="P2"/>
      <text:p text:style-name="P2">研究員荷利說：「顯然這些聲音不是吱吱亂叫，而是有章節的歌曲，很像小鳥唱歌。」為了佐證這說法，研究人員錄下這些聲音，再調整為人類聽得見的形式，聽起來果然像鳥兒唱歌。</text:p>
      <text:p text:style-name="P2"/>
      <text:p text:style-name="P2">如果研究人員的分析屬實，老鼠便是少數會對異性唱歌的生物之一。已知會唱歌的生物包括鳴禽、座頭鯨、海豚及昆蟲，而蝙蝠也可能有此能力。研究主要作者暨華盛頓大學醫學院神經暨解剖學助理教授荷利說，這項發現使科學家有可能用老鼠來</text:p>
      <text:p text:style-name="P2">研發自閉症及其他溝通障礙的治療藥物。 https://reurl.cc/E2mLD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